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08034C6FC11.png" manifest:media-type="image/png"/>
  <manifest:file-entry manifest:full-path="Pictures/1000020100000110000000A92BE5C4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2" svg:font-family="'ＭＳ Ｐゴシック'" style:font-family-generic="swiss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2" svg:font-family="'Arial Unicode M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_20_1-title">
      <style:graphic-properties draw:auto-grow-height="true" fo:min-height="2.763cm"/>
    </style:style>
    <style:style style:name="pr2" style:family="presentation" style:parent-style-name="標準_20_1-subtitle">
      <style:graphic-properties draw:fill-color="#ffffff" draw:auto-grow-height="true" fo:min-height="7.693cm"/>
    </style:style>
    <style:style style:name="pr3" style:family="presentation" style:parent-style-name="標準_20_1-notes">
      <style:graphic-properties draw:fill-color="#ffffff" draw:auto-grow-height="true" fo:min-height="13.364cm"/>
    </style:style>
    <style:style style:name="pr4" style:family="presentation" style:parent-style-name="標準-title">
      <style:graphic-properties draw:auto-grow-height="true" fo:min-height="2.763cm"/>
    </style:style>
    <style:style style:name="pr5" style:family="presentation" style:parent-style-name="標準-outline1">
      <style:graphic-properties fo:min-height="9.643cm"/>
    </style:style>
    <style:style style:name="pr6" style:family="presentation" style:parent-style-name="標準-notes">
      <style:graphic-properties draw:fill-color="#ffffff" draw:auto-grow-height="true" fo:min-height="13.364cm"/>
    </style:style>
    <style:style style:name="pr7" style:family="presentation" style:parent-style-name="標準-title">
      <style:graphic-properties fo:min-height="2.763cm"/>
    </style:style>
    <style:style style:name="pr8" style:family="presentation" style:parent-style-name="標準-outline1">
      <style:graphic-properties fo:min-height="11.929cm"/>
    </style:style>
    <style:style style:name="pr9" style:family="presentation" style:parent-style-name="標準-notes">
      <style:graphic-properties draw:fill-color="#ffffff" fo:min-height="13.364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ostgres-CX roadmap</presentation:footer-decl>
      <presentation:date-time-decl presentation:name="dtd1" presentation:source="fixed">May 20th, 2014</presentation:date-time-decl>
      <draw:page draw:name="page1" draw:style-name="dp1" draw:master-page-name="標準_20_1" presentation:presentation-page-layout-name="AL1T0" presentation:use-footer-name="ftr1" presentation:use-date-time-name="dtd1">
        <draw:frame presentation:style-name="pr1" draw:layer="layout" svg:width="21.399cm" svg:height="2.763cm" svg:x="3.8cm" svg:y="6.4cm" presentation:class="title" presentation:user-transformed="true">
          <draw:text-box>
            <text:p>Postgres-XC Roadmap</text:p>
          </draw:text-box>
        </draw:frame>
        <draw:frame presentation:style-name="pr2" draw:layer="layout" svg:width="25.199cm" svg:height="7.693cm" svg:x="1.4cm" svg:y="9.4cm" presentation:class="subtitle" presentation:user-transformed="true">
          <draw:text-box>
            <text:p>May 20<text:span text:style-name="T1">th</text:span>, 201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 presentation:use-footer-name="ftr1" presentation:use-date-time-name="dtd1">
        <draw:frame presentation:style-name="pr4" draw:layer="layout" svg:width="21.399cm" svg:height="2.763cm" svg:x="5.2cm" svg:y="0.837cm" presentation:class="title">
          <draw:text-box>
            <text:p>Release 1.3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Coordinator and Datanode Merge</text:p>
              </text:list-item>
              <text:list-item>
                <text:p>GTM and GTM-proxy Merge</text:p>
              </text:list-item>
              <text:list-item>
                <text:p>GTM and Coordinator Merge</text:p>
              </text:list-item>
              <text:list-item>
                <text:p>Merge with PG 9.4</text:p>
              </text:list-item>
              <text:list-item>
                <text:p>More Planner improvements</text:p>
              </text:list-item>
              <text:list-item>
                <text:p>Certify on DBT-5</text:p>
              </text:list-item>
              <text:list-item>
                <text:p>More PG compliance (support for WCO, Updatable cursors and more)</text:p>
              </text:list-item>
              <text:list-item>
                <text:p>Formal QA and automated test suite for XC cluster features</text:p>
              </text:list-item>
              <text:list-item>
                <text:p>Stabilization of GTM in various scenes</text:p>
              </text:list-item>
              <text:list-item>
                <text:p>Where Current Of</text:p>
              </text:list-item>
              <text:list-item>
                <text:p>pgxc_ctl improvement for HA and more flexible cluster operation</text:p>
              </text:list-item>
              <text:list-item>
                <text:p>Important fixes: random failure in regression (#311) and statement stuck at Execute Direct (#427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 presentation:use-footer-name="ftr1" presentation:use-date-time-name="dtd1">
        <draw:frame presentation:style-name="pr7" draw:layer="layout" svg:width="21.399cm" svg:height="2.763cm" svg:x="5.2cm" svg:y="0.837cm" presentation:class="title">
          <draw:text-box>
            <text:p>Postgres-XC Architecture in Release 1.3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ntegrate all the components into single binary and nodes</text:p>
                <text:list>
                  <text:list-item>
                    <text:p>Simpler planning, configuration and maintenance.</text:p>
                  </text:list-item>
                  <text:list-item>
                    <text:p>Coordinator and Datanode integrated into single backend.</text:p>
                  </text:list-item>
                  <text:list-item>
                    <text:p>GTM and GTM Proxy as postmaster child process.</text:p>
                    <text:list>
                      <text:list-item>
                        <text:p>Could be user-backend.</text:p>
                      </text:list-item>
                    </text:list>
                  </text:list-item>
                </text:list>
              </text:list-item>
              <text:list-item>
                <text:p>Both stand-alone and cluster mode</text:p>
                <text:list>
                  <text:list-item>
                    <text:p>Stand-alone: PostgreSQL compatible (no restriction).</text:p>
                  </text:list-item>
                  <text:list-item>
                    <text:p>Cluster mode: Behaves like Postgres-XC 1.2 (with new feature).</text:p>
                  </text:list-item>
                </text:list>
              </text:list-item>
              <text:list-item>
                <text:p>May share resources <text:s/>with postmaster</text:p>
                <text:list>
                  <text:list-item>
                    <text:p>Port and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 presentation:use-footer-name="ftr1" presentation:use-date-time-name="dtd1">
        <draw:frame presentation:style-name="pr7" draw:layer="layout" svg:width="21.399cm" svg:height="2.763cm" svg:x="5.2cm" svg:y="0.837cm" presentation:class="title">
          <draw:text-box>
            <text:p>Feature beyond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stallation/configuration/operation/HA improvement</text:p>
              </text:list-item>
              <text:list-item>
                <text:p>Statistics</text:p>
                <text:list>
                  <text:list-item>
                    <text:p>More than two table join optimization</text:p>
                  </text:list-item>
                </text:list>
              </text:list-item>
              <text:list-item>
                <text:p>Global deadlock detection</text:p>
              </text:list-item>
              <text:list-item>
                <text:p>Global constraints</text:p>
                <text:list>
                  <text:list-item>
                    <text:p>Unique/referential constraint among distributed tables.</text:p>
                  </text:list-item>
                </text:list>
              </text:list-item>
              <text:list-item>
                <text:p>View privilege</text:p>
              </text:list-item>
              <text:list-item>
                <text:p>Range and list distribution</text:p>
              </text:list-item>
              <text:list-item>
                <text:p>Distribution column update</text:p>
              </text:list-item>
              <text:list-item>
                <text:p>Concurrent row redistribution (ALTER TABLE)</text:p>
              </text:list-item>
              <text:list-item>
                <text:p>Savepoint</text:p>
              </text:list-item>
              <text:list-item>
                <text:p>Barrier improvement (prepare synchronization for explicit 2P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2" svg:font-family="'ＭＳ Ｐゴシック'" style:font-family-generic="swiss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 Unicode MS1" svg:font-family="'Arial Unicode MS'" style:font-family-generic="swiss" style:font-pitch="variable"/>
    <style:font-face style:name="Liberation Sans2" svg:font-family="'Liberation Sans'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Arial Unicode MS2" svg:font-family="'Arial Unicode M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ＭＳ Ｐゴシック3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MS P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_3f__3f__3f_" style:display-name="???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EDB_25_20template_7e_LT_7e_Gliederung_20_1" style:display-name="EDB%20template~LT~Gliederung 1" style:family="graphic">
      <style:paragraph-properties fo:margin-top="0cm" fo:margin-bottom="0.8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4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4pt" style:font-style-asian="normal" style:font-weight-asian="normal" style:font-name-complex="ＭＳ Ｐゴシック2" style:font-family-complex="'ＭＳ Ｐゴシック'" style:font-family-generic-complex="swiss" style:font-size-complex="24pt" style:font-style-complex="normal" style:font-weight-complex="normal" style:text-emphasize="none" style:text-overline-style="none" style:text-overline-color="font-color"/>
    </style:style>
    <style:style style:name="EDB_25_20template_7e_LT_7e_Gliederung_20_2" style:display-name="EDB%20template~LT~Gliederung 2" style:family="graphic">
      <style:paragraph-properties fo:margin-top="0cm" fo:margin-bottom="0.706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18pt" style:font-style-asian="normal" style:font-weight-asian="normal" style:font-name-complex="ＭＳ Ｐゴシック2" style:font-family-complex="'ＭＳ Ｐゴシック'" style:font-family-generic-complex="swiss" style:font-size-complex="18pt" style:font-style-complex="normal" style:font-weight-complex="normal" style:text-emphasize="none" style:text-overline-style="none" style:text-overline-color="font-color"/>
    </style:style>
    <style:style style:name="EDB_25_20template_7e_LT_7e_Gliederung_20_3" style:display-name="EDB%20template~LT~Gliederung 3" style:family="graphic">
      <style:paragraph-properties fo:margin-top="0cm" fo:margin-bottom="0.529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18pt" style:font-style-asian="normal" style:font-weight-asian="normal" style:font-name-complex="ＭＳ Ｐゴシック2" style:font-family-complex="'ＭＳ Ｐゴシック'" style:font-family-generic-complex="swiss" style:font-size-complex="18pt" style:font-style-complex="normal" style:font-weight-complex="normal" style:text-emphasize="none" style:text-overline-style="none" style:text-overline-color="font-color"/>
    </style:style>
    <style:style style:name="EDB_25_20template_7e_LT_7e_Gliederung_20_4" style:display-name="EDB%20template~LT~Gliederung 4" style:family="graphic">
      <style:paragraph-properties fo:margin-top="0cm" fo:margin-bottom="0.351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16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16pt" style:font-style-asian="normal" style:font-weight-asian="normal" style:font-name-complex="ＭＳ Ｐゴシック2" style:font-family-complex="'ＭＳ Ｐゴシック'" style:font-family-generic-complex="swiss" style:font-size-complex="16pt" style:font-style-complex="normal" style:font-weight-complex="normal" style:text-emphasize="none" style:text-overline-style="none" style:text-overline-color="font-color"/>
    </style:style>
    <style:style style:name="EDB_25_20template_7e_LT_7e_Gliederung_20_5" style:display-name="EDB%20template~LT~Gliederung 5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EDB_25_20template_7e_LT_7e_Gliederung_20_6" style:display-name="EDB%20template~LT~Gliederung 6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EDB_25_20template_7e_LT_7e_Gliederung_20_7" style:display-name="EDB%20template~LT~Gliederung 7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EDB_25_20template_7e_LT_7e_Gliederung_20_8" style:display-name="EDB%20template~LT~Gliederung 8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EDB_25_20template_7e_LT_7e_Gliederung_20_9" style:display-name="EDB%20template~LT~Gliederung 9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EDB_25_20template_7e_LT_7e_Titel" style:display-name="EDB%20template~LT~Titel" style:family="graphic">
      <style:paragraph-properties fo:line-height="90%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4pt" style:font-style-asian="normal" style:font-weight-asian="normal" style:font-name-complex="ＭＳ Ｐゴシック2" style:font-family-complex="'ＭＳ Ｐゴシック'" style:font-family-generic-complex="swiss" style:font-size-complex="24pt" style:font-style-complex="normal" style:font-weight-complex="normal" style:text-emphasize="none" style:text-overline-style="none" style:text-overline-color="font-color"/>
    </style:style>
    <style:style style:name="EDB_25_20template_7e_LT_7e_Untertitel" style:display-name="EDB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32pt" style:font-style-asian="normal" style:font-weight-asian="normal" style:font-name-complex="Arial Unicode MS1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DB_25_20template_7e_LT_7e_Notizen" style:display-name="EDB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DB_25_20template_7e_LT_7e_Hintergrundobjekte" style:display-name="EDB%20template~LT~Hintergrundobjekte" style:family="graphic">
      <style:paragraph-properties style:text-autospace="none"/>
      <style:text-properties style:letter-kerning="true"/>
    </style:style>
    <style:style style:name="EDB_25_20template_7e_LT_7e_Hintergrund" style:display-name="EDB%20template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top="0cm" fo:margin-bottom="0.8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4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4pt" style:font-style-asian="normal" style:font-weight-asian="normal" style:font-name-complex="ＭＳ Ｐゴシック2" style:font-family-complex="'ＭＳ Ｐゴシック'" style:font-family-generic-complex="swiss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top="0cm" fo:margin-bottom="0.706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18pt" style:font-style-asian="normal" style:font-weight-asian="normal" style:font-name-complex="ＭＳ Ｐゴシック2" style:font-family-complex="'ＭＳ Ｐゴシック'" style:font-family-generic-complex="swis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top="0cm" fo:margin-bottom="0.529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18pt" style:font-style-asian="normal" style:font-weight-asian="normal" style:font-name-complex="ＭＳ Ｐゴシック2" style:font-family-complex="'ＭＳ Ｐゴシック'" style:font-family-generic-complex="swis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top="0cm" fo:margin-bottom="0.351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16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16pt" style:font-style-asian="normal" style:font-weight-asian="normal" style:font-name-complex="ＭＳ Ｐゴシック2" style:font-family-complex="'ＭＳ Ｐゴシック'" style:font-family-generic-complex="swiss" style:font-size-complex="16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18pt" style:font-style-asian="normal" style:font-weight-asian="normal" style:font-name-complex="Arial Unicode MS1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Normal" style:family="graphic">
      <style:paragraph-properties style:text-autospace="none"/>
      <style:text-properties fo:font-size="12pt" style:font-size-asian="12pt" style:font-size-complex="12pt"/>
    </style:style>
    <style:style style:name="EDB_25_20template1_7e_LT_7e_Gliederung_20_1" style:display-name="EDB%20template1~LT~Gliederung 1" style:family="graphic">
      <style:paragraph-properties fo:margin-top="0cm" fo:margin-bottom="0.8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4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4pt" style:font-style-asian="normal" style:font-weight-asian="normal" style:font-name-complex="ＭＳ Ｐゴシック2" style:font-family-complex="'ＭＳ Ｐゴシック'" style:font-family-generic-complex="swiss" style:font-size-complex="24pt" style:font-style-complex="normal" style:font-weight-complex="normal" style:text-emphasize="none" style:text-overline-style="none" style:text-overline-color="font-color"/>
    </style:style>
    <style:style style:name="EDB_25_20template1_7e_LT_7e_Gliederung_20_2" style:display-name="EDB%20template1~LT~Gliederung 2" style:family="graphic">
      <style:paragraph-properties fo:margin-top="0cm" fo:margin-bottom="0.706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18pt" style:font-style-asian="normal" style:font-weight-asian="normal" style:font-name-complex="ＭＳ Ｐゴシック2" style:font-family-complex="'ＭＳ Ｐゴシック'" style:font-family-generic-complex="swiss" style:font-size-complex="18pt" style:font-style-complex="normal" style:font-weight-complex="normal" style:text-emphasize="none" style:text-overline-style="none" style:text-overline-color="font-color"/>
    </style:style>
    <style:style style:name="EDB_25_20template1_7e_LT_7e_Gliederung_20_3" style:display-name="EDB%20template1~LT~Gliederung 3" style:family="graphic">
      <style:paragraph-properties fo:margin-top="0cm" fo:margin-bottom="0.529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18pt" style:font-style-asian="normal" style:font-weight-asian="normal" style:font-name-complex="ＭＳ Ｐゴシック2" style:font-family-complex="'ＭＳ Ｐゴシック'" style:font-family-generic-complex="swiss" style:font-size-complex="18pt" style:font-style-complex="normal" style:font-weight-complex="normal" style:text-emphasize="none" style:text-overline-style="none" style:text-overline-color="font-color"/>
    </style:style>
    <style:style style:name="EDB_25_20template1_7e_LT_7e_Gliederung_20_4" style:display-name="EDB%20template1~LT~Gliederung 4" style:family="graphic">
      <style:paragraph-properties fo:margin-top="0cm" fo:margin-bottom="0.351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16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16pt" style:font-style-asian="normal" style:font-weight-asian="normal" style:font-name-complex="ＭＳ Ｐゴシック2" style:font-family-complex="'ＭＳ Ｐゴシック'" style:font-family-generic-complex="swiss" style:font-size-complex="16pt" style:font-style-complex="normal" style:font-weight-complex="normal" style:text-emphasize="none" style:text-overline-style="none" style:text-overline-color="font-color"/>
    </style:style>
    <style:style style:name="EDB_25_20template1_7e_LT_7e_Gliederung_20_5" style:display-name="EDB%20template1~LT~Gliederung 5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EDB_25_20template1_7e_LT_7e_Gliederung_20_6" style:display-name="EDB%20template1~LT~Gliederung 6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EDB_25_20template1_7e_LT_7e_Gliederung_20_7" style:display-name="EDB%20template1~LT~Gliederung 7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EDB_25_20template1_7e_LT_7e_Gliederung_20_8" style:display-name="EDB%20template1~LT~Gliederung 8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EDB_25_20template1_7e_LT_7e_Gliederung_20_9" style:display-name="EDB%20template1~LT~Gliederung 9" style:family="graphic">
      <style:paragraph-properties fo:margin-top="0cm" fo:margin-bottom="0.178cm" fo:line-height="95%" fo:text-align="start" style:text-autospace="none" style:writing-mode="lr-tb"/>
      <style:text-properties fo:color="#4d4d4d" style:text-outline="false" style:text-line-through-style="none" style:text-line-through-type="none" style:font-name="ＭＳ Ｐゴシック2" fo:font-family="'ＭＳ Ｐゴシック'" style:font-family-generic="swiss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0pt" style:font-style-asian="normal" style:font-weight-asian="normal" style:font-name-complex="ＭＳ Ｐゴシック2" style:font-family-complex="'ＭＳ Ｐゴシック'" style:font-family-generic-complex="swiss" style:font-size-complex="20pt" style:font-style-complex="normal" style:font-weight-complex="normal" style:text-emphasize="none" style:text-overline-style="none" style:text-overline-color="font-color"/>
    </style:style>
    <style:style style:name="EDB_25_20template1_7e_LT_7e_Titel" style:display-name="EDB%20template1~LT~Titel" style:family="graphic">
      <style:paragraph-properties fo:line-height="90%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letter-spacing="normal" fo:font-style="normal" fo:text-shadow="none" style:text-underline-style="none" fo:font-weight="normal" style:letter-kerning="true" style:font-name-asian="ＭＳ Ｐゴシック2" style:font-family-asian="'ＭＳ Ｐゴシック'" style:font-family-generic-asian="swiss" style:font-size-asian="24pt" style:font-style-asian="normal" style:font-weight-asian="normal" style:font-name-complex="ＭＳ Ｐゴシック2" style:font-family-complex="'ＭＳ Ｐゴシック'" style:font-family-generic-complex="swiss" style:font-size-complex="24pt" style:font-style-complex="normal" style:font-weight-complex="normal" style:text-emphasize="none" style:text-overline-style="none" style:text-overline-color="font-color"/>
    </style:style>
    <style:style style:name="EDB_25_20template1_7e_LT_7e_Untertitel" style:display-name="EDB%20template1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32pt" style:font-style-asian="normal" style:font-weight-asian="normal" style:font-name-complex="Arial Unicode MS1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DB_25_20template1_7e_LT_7e_Notizen" style:display-name="EDB%20template1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DB_25_20template1_7e_LT_7e_Hintergrundobjekte" style:display-name="EDB%20template1~LT~Hintergrundobjekte" style:family="graphic">
      <style:paragraph-properties style:text-autospace="none"/>
      <style:text-properties style:letter-kerning="true"/>
    </style:style>
    <style:style style:name="EDB_25_20template1_7e_LT_7e_Hintergrund" style:display-name="EDB%20template1~LT~Hintergrund" style:family="graphic">
      <style:paragraph-properties style:text-autospace="none"/>
      <style:text-properties style:letter-kerning="true"/>
    </style:style>
    <style:style style:name="Master2-Layout7-blank-_3f__3f__7e_LT_7e_Gliederung_20_1" style:display-name="Master2-Layout7-blank-??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32pt" style:font-style-asian="normal" style:font-weight-asian="normal" style:font-name-complex="Arial Unicode MS1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_3f__3f__7e_LT_7e_Gliederung_20_2" style:display-name="Master2-Layout7-blank-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8pt" style:font-style-asian="normal" style:font-weight-asian="normal" style:font-name-complex="Arial Unicode MS1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7-blank-_3f__3f__7e_LT_7e_Gliederung_20_3" style:display-name="Master2-Layout7-blank-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4pt" style:font-style-asian="normal" style:font-weight-asian="normal" style:font-name-complex="Arial Unicode MS1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2-Layout7-blank-_3f__3f__7e_LT_7e_Gliederung_20_4" style:display-name="Master2-Layout7-blank-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_3f__3f__7e_LT_7e_Gliederung_20_5" style:display-name="Master2-Layout7-blank-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_3f__3f__7e_LT_7e_Gliederung_20_6" style:display-name="Master2-Layout7-blank-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_3f__3f__7e_LT_7e_Gliederung_20_7" style:display-name="Master2-Layout7-blank-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_3f__3f__7e_LT_7e_Gliederung_20_8" style:display-name="Master2-Layout7-blank-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_3f__3f__7e_LT_7e_Gliederung_20_9" style:display-name="Master2-Layout7-blank-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0pt" style:font-style-asian="normal" style:font-weight-asian="normal" style:font-name-complex="Arial Unicode MS1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2-Layout7-blank-_3f__3f__7e_LT_7e_Titel" style:display-name="Master2-Layout7-blank-??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44pt" style:font-style-asian="normal" style:font-weight-asian="normal" style:font-name-complex="Arial Unicode MS1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2-Layout7-blank-_3f__3f__7e_LT_7e_Untertitel" style:display-name="Master2-Layout7-blank-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32pt" style:font-style-asian="normal" style:font-weight-asian="normal" style:font-name-complex="Arial Unicode MS1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2-Layout7-blank-_3f__3f__7e_LT_7e_Notizen" style:display-name="Master2-Layout7-blank-??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Arial Unicode MS1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1" style:font-family-asian="'Arial Unicode MS'" style:font-family-generic-asian="swiss" style:font-pitch-asian="variable" style:font-size-asian="28pt" style:font-style-asian="normal" style:font-weight-asian="normal" style:font-name-complex="Arial Unicode MS1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2-Layout7-blank-_3f__3f__7e_LT_7e_Hintergrundobjekte" style:display-name="Master2-Layout7-blank-??~LT~Hintergrundobjekte" style:family="graphic">
      <style:paragraph-properties style:text-autospace="none"/>
      <style:text-properties style:letter-kerning="true"/>
    </style:style>
    <style:style style:name="Master2-Layout7-blank-_3f__3f__7e_LT_7e_Hintergrund" style:display-name="Master2-Layout7-blank-??~LT~Hintergrund" style:family="graphic">
      <style:paragraph-properties style:text-autospace="none"/>
      <style:text-properties style:letter-kerning="tru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28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4pt" style:font-size-asian="24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style:font-name="Liberation Sans2" fo:font-family="'Liberation Sans'" style:font-style-name="標準" style:font-family-generic="swiss" style:font-pitch="variable" fo:font-size="22pt" style:font-size-asian="22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1.399cm" svg:height="2.763cm" svg:x="5.2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draw:frame draw:style-name="Mgr3" draw:text-style-name="MP4" draw:layer="backgroundobjects" svg:width="4.682cm" svg:height="2.909cm" svg:x="0.4cm" svg:y="0.891cm">
        <draw:image xlink:href="Pictures/1000020100000110000000A92BE5C4C2.png" xlink:type="simple" xlink:show="embed" xlink:actuate="onLoad">
          <text:p/>
        </draw:image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title" draw:layer="backgroundobjects" svg:width="25.199cm" svg:height="3.506cm" svg:x="1.401cm" svg:y="3.494cm" presentation:class="title" presentation:placeholder="true">
        <draw:text-box/>
      </draw:frame>
      <draw:frame presentation:style-name="標準_20_1-outline1" draw:layer="backgroundobjects" svg:width="25.199cm" svg:height="9.893cm" svg:x="1.4cm" svg:y="7.2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draw:frame draw:style-name="Mgr3" draw:text-style-name="MP4" draw:layer="backgroundobjects" svg:width="21cm" svg:height="2.624cm" svg:x="4.4cm" svg:y="0.576cm">
        <draw:image xlink:href="Pictures/10000000000004000000008034C6FC11.png" xlink:type="simple" xlink:show="embed" xlink:actuate="onLoad">
          <text:p/>
        </draw:image>
      </draw:frame>
      <presentation:notes style:page-layout-name="PM0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13:36:24.873678000</meta:creation-date>
    <dc:date>2014-05-20T07:56:46.865451000</dc:date>
    <meta:editing-duration>PT17M41S</meta:editing-duration>
    <meta:editing-cycles>5</meta:editing-cycles>
    <meta:generator>LibreOffice/4.2.1.1$MacOSX_X86_64 LibreOffice_project/d7dbbd7842e6a58b0f521599204e827654e1fb8b</meta:generator>
    <meta:document-statistic meta:object-count="50"/>
  </office:meta>
</office:document-meta>
</file>